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Document_20_Title">
      <style:text-properties fo:language="en" fo:country="US" style:language-complex="ar" style:country-complex="SA"/>
    </style:style>
    <style:style style:name="P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9" style:family="paragraph" style:parent-style-name="Standard">
      <style:text-properties style:font-name="Arial" fo:font-size="9pt" fo:language="en" fo:country="US" style:font-size-asian="9pt" style:font-size-complex="9pt" style:language-complex="ar" style:country-complex="SA"/>
    </style:style>
    <style:style style:name="P10" style:family="paragraph" style:parent-style-name="Standard">
      <style:text-properties style:font-name="Arial" fo:language="en" fo:country="US" style:language-complex="ar" style:country-complex="SA"/>
    </style:style>
    <style:style style:name="P11" style:family="paragraph" style:parent-style-name="Standard">
      <style:text-properties fo:color="#ff0000" fo:language="en" fo:country="US" fo:font-style="italic" fo:font-weight="bold" style:font-style-asian="italic" style:font-weight-asian="bold"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list-style-name="WW8Num3">
      <style:text-properties fo:language="en" fo:country="US" style:language-complex="ar" style:country-complex="SA"/>
    </style:style>
    <style:style style:name="P16" style:family="paragraph" style:parent-style-name="Heading_20_1">
      <style:text-properties fo:language="en" fo:country="US" style:language-complex="ar" style:country-complex="SA"/>
    </style:style>
    <style:style style:name="P17" style:family="paragraph" style:parent-style-name="Heading_20_1">
      <style:paragraph-properties fo:break-before="page"/>
      <style:text-properties fo:language="en" fo:country="US" style:language-complex="ar" style:country-complex="SA"/>
    </style:style>
    <style:style style:name="P18" style:family="paragraph" style:parent-style-name="Heading_20_2">
      <style:text-properties fo:language="en" fo:country="US" style:language-complex="ar" style:country-complex="SA"/>
    </style:style>
    <style:style style:name="P19" style:family="paragraph" style:parent-style-name="Body" style:list-style-name="L1"/>
    <style:style style:name="P2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4" style:family="paragraph" style:parent-style-name="Definition_20_Term">
      <style:text-properties fo:language="en" fo:country="US" style:language-complex="ar" style:country-complex="SA"/>
    </style:style>
    <style:style style:name="P25"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style:font-name="Courier New1"/>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style:font-name="Couri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P7"><text:user-defined style:data-style-name="N0" text:name="RFP Title">RFP-173 JAX-RS Services</text:user-defined></text:p>
      <text:p text:style-name="P7"><text:span text:style-name="T1">Final<text:line-break/><text:line-break/></text:span><text:span text:style-name="T1"><text:page-count style:num-format="1">10</text:page-count></text:span><text:span text:style-name="T1"> Pages</text:span></text:p>
      <text:p text:style-name="P8"/>
      <text:p text:style-name="P4">Abstract</text:p>
      <text:p text:style-name="P5">10 point Arial Centered.</text:p>
      <text:p text:style-name="Abstract">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17" text:outline-level="1" text:restart-numbering="true" text:start-value="-1">Document Information</text:h>
      <text:h text:style-name="P18" text:outline-level="2">License</text:h>
      <text:p text:style-name="P14">DISTRIBUTION AND FEEDBACK LICENSE, Version 2.0</text:p>
      <text:p text:style-name="P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
      <text:p text:style-name="P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
      <text:p text:style-name="P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NEITHER THE OSGi ALLIANCE NOR ANY THIRD PARTY WILL BE LIABLE FOR ANY DIRECT, INDIRECT, SPECIAL, INCIDENTAL OR CONSEQUENTIAL DAMAGES ARISING OUT OF OR RELATING TO ANY USE OR DISTRIBUTION OF THE DISTRIBUTION. </text:p>
      <text:p text:style-name="P9"/>
      <text:p text:style-name="P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
      <text:p text:style-name="P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
      <text:p text:style-name="P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
      <text:p text:style-name="P10">I HEREBY ACKNOWLEDGE AND AGREE TO THE TERMS AND CONDITIONS DELINEATED ABOVE.</text:p>
      <text:h text:style-name="P18"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0 Document Information<text:tab/>2</text:p>
          <text:p text:style-name="P21">0.1 License<text:tab/>2</text:p>
          <text:p text:style-name="P21">0.2 Trademarks<text:tab/>3</text:p>
          <text:p text:style-name="P21">0.3 Feedback<text:tab/>3</text:p>
          <text:p text:style-name="P21">0.4 Table of Contents<text:tab/>3</text:p>
          <text:p text:style-name="P21">0.5 Terminology and Document Conventions<text:tab/>4</text:p>
          <text:p text:style-name="P21">0.6 Revision History<text:tab/>4</text:p>
          <text:p text:style-name="P20">1 Introduction<text:tab/>4</text:p>
          <text:p text:style-name="P20">2 Application Domain<text:tab/>5</text:p>
          <text:p text:style-name="P21">2.1 Bootstrapping in a WAR file<text:tab/>5</text:p>
          <text:p text:style-name="P22">2.1.1 Servlet 3.0 ServletContextInitializer<text:tab/>5</text:p>
          <text:p text:style-name="P22">2.1.2 Custom JAX-RS Application classes<text:tab/>6</text:p>
          <text:p text:style-name="P21">2.2 Bootstrapping in Java SE<text:tab/>6</text:p>
          <text:p text:style-name="P21">2.3 Bootstrapping in OSGi<text:tab/>6</text:p>
          <text:p text:style-name="P22">2.3.1 Deployment as a WAB<text:tab/>6</text:p>
          <text:p text:style-name="P22">2.3.2 Deployment using the HttpService<text:tab/>6</text:p>
          <text:p text:style-name="P21">2.4 Runtime behaviour<text:tab/>6</text:p>
          <text:p text:style-name="P21">2.5 Locating JAX-RS endpoints<text:tab/>6</text:p>
          <text:p text:style-name="P21">2.6 Terminology + Abbreviations<text:tab/>7</text:p>
          <text:p text:style-name="P20">3 Problem Description<text:tab/>7</text:p>
          <text:p text:style-name="P20">4 Use Cases<text:tab/>8</text:p>
          <text:p text:style-name="P21"><text:soft-page-break/>4.1 Single Resource<text:tab/>8</text:p>
          <text:p text:style-name="P21">4.2 JAX-RS Application<text:tab/>8</text:p>
          <text:p text:style-name="P21">4.3 Client Usage<text:tab/>8</text:p>
          <text:p text:style-name="P21">4.4 Version usage<text:tab/>8</text:p>
          <text:p text:style-name="P20">5 Requirements<text:tab/>8</text:p>
          <text:p text:style-name="P20">6 Document Support<text:tab/>9</text:p>
          <text:p text:style-name="P21">6.1 References<text:tab/>9</text:p>
          <text:p text:style-name="P21">6.2 Author’s Address<text:tab/>9</text:p>
          <text:p text:style-name="P21">6.3 End of Document<text:tab/>10</text:p>
        </text:index-body>
      </text:table-of-content>
      <text:p text:style-name="P13"/>
      <text:h text:style-name="P18"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3">Source code is shown in this typeface</text:span>.</text:p>
      <text:h text:style-name="P18"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CellBody">Jan 19 2015</text:p>
          </table:table-cell>
          <table:table-cell table:style-name="Table1.C1" office:value-type="string">
            <text:p text:style-name="CellBody">Tim Ward (<text:a xlink:type="simple" xlink:href="mailto:david.bosschaert@progress.com" text:style-name="Internet_20_link" text:visited-style-name="Visited_20_Internet_20_Link">t</text:a>im.ward@paremus.com)</text:p>
            <text:p text:style-name="CellBody">First draft of the JAX-RS whiteboard.</text:p>
          </table:table-cell>
        </table:table-row>
        <table:table-row table:style-name="Table1.2">
          <table:table-cell table:style-name="Table1.A3" office:value-type="string">
            <text:p text:style-name="P6">0.1</text:p>
          </table:table-cell>
          <table:table-cell table:style-name="Table1.A3" office:value-type="string">
            <text:p text:style-name="CellBody">May 20 2015</text:p>
          </table:table-cell>
          <table:table-cell table:style-name="Table1.C3" office:value-type="string">
            <text:p text:style-name="CellBody">Updates following the Cologne F2F</text:p>
          </table:table-cell>
        </table:table-row>
        <table:table-row table:style-name="Table1.2">
          <table:table-cell table:style-name="Table1.A3" office:value-type="string">
            <text:p text:style-name="P6">0.2</text:p>
          </table:table-cell>
          <table:table-cell table:style-name="Table1.A3" office:value-type="string">
            <text:p text:style-name="CellBody">July 02 2015</text:p>
          </table:table-cell>
          <table:table-cell table:style-name="Table1.C3" office:value-type="string">
            <text:p text:style-name="CellBody">Updates following the Chicago F2F</text:p>
          </table:table-cell>
        </table:table-row>
      </table:table>
      <text:p text:style-name="P13"/>
      <text:h text:style-name="P16"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text:soft-page-break/>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15683_1524377446">[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text:p>
      <text:p text:style-name="Body">Ideal JAX-RS services are stateless, and are usually instantiated by the container from a supplied class name or <text:span text:style-name="T4">Class</text:span> object. The use of class names is obviously a problem in OSGi, but otherwise JAX-RS services share many features with OSGi services. In that they provide a way for machines (or processes within a machine) to interact with one another through a defined contract. It would be advantageous to allow OSGi services to be directly exposed as JAX-RS beans, and to support the use of JAX-RS services within an OSGi framework without resorting to an HTTP call.</text:p>
      <text:h text:style-name="P16" text:outline-level="1">Application Domain</text:h>
      <text:p text:style-name="Body">JAX-RS is a well-known standard for building RESTful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managed beans, and to register the JAX-RS container with the servlet container.</text:p>
      <text:h text:style-name="Heading_20_3" text:outline-level="3"><text:soft-page-break/>Custom JAX-RS Application classes</text:h>
      <text:p text:style-name="Body">It is possible to customise the <text:span text:style-name="T6">javax.ws.rs</text:span><text:span text:style-name="T6">.c</text:span><text:span text:style-name="T6">ore</text:span><text:span text:style-name="T6">.Application</text:span> used to represent the set of JAX-RS bean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beans, or a JAX-RS application. Usually this requires the bean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bean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is available for use. In order for clients to be able to use this endpoint they must be notified of where it is. In general there is no standard way to discover this information, however a number of approaches can be used.</text:p>
      <text:list xml:id="list6374588661799726896" text:style-name="L1">
        <text:list-item>
          <text:p text:style-name="P19">Static configuration – Typically this is achieved using a properties file which statically defines the URI. The URI must be manually updated everywhere if the service is ever moved to a different host or path.</text:p>
        </text:list-item>
        <text:list-item>
          <text:p text:style-name="P19">Central registry – This may be static (i.e. a fixed list) or dynamic (i.e. the application registers itself). The client contacts a central registry, and queries for the location of the JAX-RS endpoint. The registry returns the location for the client to use.</text:p>
        </text:list-item>
        <text:list-item>
          <text:p text:style-name="P19">Dynamic discovery – A configuration discovery layer (e.g. ZeroConf, mDNS etc) can be used to dynamically discover local endpoints.</text:p>
        </text:list-item>
      </text:list>
      <text:p text:style-name="Body"><text:soft-page-break/>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services to be hosted</text:p>
      <text:h text:style-name="P18" text:outline-level="2">Terminology + Abbreviations</text:h>
      <text:h text:style-name="P16"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JAX-RS 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494_643888269">[6].</text:bookmark-ref> can be used by clients to avoid version matching issues, and so any JAX-RS code in OSGi make use of them.</text:p>
      <text:h text:style-name="P16" text:outline-level="1"><text:soft-page-break/>Use Cases</text:h>
      <text:h text:style-name="Heading_20_2" text:outline-level="2">Single Resource</text:h>
      <text:p text:style-name="Body">As an OSGi developer I wish to expose a single JAX-RS resource from my bundle in a provider-agnostic way. The JAX-RS resource depends on an OSGi service, and so must be able to be dynamically registered and unregistered from the JAX-RS container.</text:p>
      <text:h text:style-name="Heading_20_2" text:outline-level="2">JAX-RS Application</text:h>
      <text:p text:style-name="Body">As an OSGi developer I wish to expose a group of JAX-RS resources and providers packaged as a JAX-RS application. Several of the resources depend on configuration provided by Configuration Admin, and so need to be dynamically re-registered if the configuration changes.</text:p>
      <text:h text:style-name="Heading_20_2" text:outline-level="2">Client Usage</text:h>
      <text:p text:style-name="Body">As an OSGi developer I wish to discover and consume a JAX-RS service deployed in an OSGi framework so that I can call it using the JAX-RS client API. This requires a root URI for the JAX-RS resource endpoint. In the general case this endpoint may be in a separate OSGi framework.</text:p>
      <text:h text:style-name="Heading_20_2" text:outline-level="2">Version usage</text:h>
      <text:p text:style-name="Body">As an OSGi developer I wish to use the portable Java contract for JAX-RS so that my version 1.0 JAX-RS service can use the maximum possible number of provider versions, despite the lack of semantic versioning in the API.</text:p>
      <text:h text:style-name="P16"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4">javax.ws.rs</text:span><text:span text:style-name="T4">.core</text:span><text:span text:style-name="T4">.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text:soft-page-break/>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5">–</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5">–</text:span> The solution MUST NOT prevent the JAX-RS container from performing method parameter injection, for example an AsyncResponse object</text:p>
      <text:p text:style-name="Body">RS090 <text:span text:style-name="T5">–</text:span> The solution MUST NOT prevent the JAX-RS container from injecting “Context” objects into fields or setters of the JAX-RS service, for example a <text:span text:style-name="T6">javax.ws.rs.core.Application</text:span> object.</text:p>
      <text:h text:style-name="P16" text:outline-level="1">Document Support</text:h>
      <text:h text:style-name="P18" text:outline-level="2">References</text:h>
      <text:list xml:id="list6608867624763215946" text:style-name="WW8Num3">
        <text:list-item>
          <text:p text:style-name="P24"><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item>
          <text:p text:style-name="Definition_20_Term"><text:bookmark-start text:name="__RefNumPara__15683_1524377446"/><text:span text:style-name="T2">HTTP 1.1 Specification RFC 2626 - </text:span><text:a xlink:type="simple" xlink:href="http://www.w3.org/Protocols/rfc2616/rfc2616.html" text:style-name="Internet_20_link" text:visited-style-name="Visited_20_Internet_20_Link"><text:span text:style-name="T2">http://www.w3.org/Protocols/rfc2616/rfc2616.html</text:span></text:a><text:span text:style-name="T2"> </text:span><text:bookmark-end text:name="__RefNumPara__15683_1524377446"/></text:p>
        </text:list-item>
        <text:list-item>
          <text:p text:style-name="Definition_20_Term"><text:bookmark-start text:name="__RefNumPara__15719_1524377446"/><text:span text:style-name="T2">JAX-RS 1.0 Specification - </text:span><text:a xlink:type="simple" xlink:href="https://jcp.org/aboutJava/communityprocess/final/jsr311/index.html" text:style-name="Internet_20_link" text:visited-style-name="Visited_20_Internet_20_Link"><text:span text:style-name="T2">https://jcp.org/aboutJava/communityprocess/final/jsr311/index.html</text:span></text:a><text:bookmark-end text:name="__RefNumPara__15719_1524377446"/></text:p>
        </text:list-item>
        <text:list-item>
          <text:p text:style-name="P25"><text:bookmark-start text:name="__RefNumPara__15721_1524377446"/><text:span text:style-name="T2">JAX-RS 2.0 Specification - </text:span><text:a xlink:type="simple" xlink:href="https://jcp.org/aboutJava/communityprocess/final/jsr339/index.html" text:style-name="Internet_20_link" text:visited-style-name="Visited_20_Internet_20_Link"><text:span text:style-name="T2">https://jcp.org/aboutJava/communityprocess/final/jsr339/index.html</text:span></text:a><text:bookmark-end text:name="__RefNumPara__15721_1524377446"/></text:p>
        </text:list-item>
        <text:list-item>
          <text:p text:style-name="P25"><text:bookmark-start text:name="__RefNumPara__494_643888269"/><text:span text:style-name="T2">OSGi Portable Java Contracts - </text:span><text:a xlink:type="simple" xlink:href="http://www.osgi.org/Specifications/ReferenceContract" text:style-name="Internet_20_link" text:visited-style-name="Visited_20_Internet_20_Link"><text:span text:style-name="T2">http://www.osgi.org/Specifications/ReferenceContract</text:span></text:a><text:bookmark-end text:name="__RefNumPara__494_643888269"/></text:p>
          <text:p text:style-name="P15"/>
        </text:list-item>
      </text:list>
      <text:p text:style-name="P12"/>
      <text:p text:style-name="P11"/>
      <text:h text:style-name="P18" text:outline-level="2">Author’s Address</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3">Name</text:p>
          </table:table-cell>
          <table:table-cell table:style-name="Table2.B1" office:value-type="string">
            <text:p text:style-name="P3">Tim Ward</text:p>
          </table:table-cell>
        </table:table-row>
        <table:table-row table:style-name="Table2.1">
          <table:table-cell table:style-name="Table2.A1" office:value-type="string">
            <text:p text:style-name="P3">Company</text:p>
          </table:table-cell>
          <table:table-cell table:style-name="Table2.B1" office:value-type="string">
            <text:p text:style-name="P3">Paremus</text:p>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3">tim.ward@paremus.com</text:p>
          </table:table-cell>
        </table:table-row>
      </table:table>
      <text:p text:style-name="P13"/>
      <text:h text:style-name="P18"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73 JAX-RS Services</text:user-defined><text:tab/>Page <text:page-number text:select-page="current">10</text:page-number> of <text:page-count style:num-format="1">10</text:page-count></text:p>
        <text:p text:style-name="Header"/>
        <text:p text:style-name="Header"><text:tab/>Draft<text:tab/><text:modification-date style:data-style-name="N76">October 14,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01-19T06:47:25</meta:creation-date>
    <meta:editing-cycles>20</meta:editing-cycles>
    <meta:editing-duration>P1DT6H29M39S</meta:editing-duration>
    <meta:initial-creator>Tim Ward</meta:initial-creator>
    <dc:date>2015-10-14T17:33:44</dc:date>
    <dc:creator>David Bosschaert</dc:creator>
    <meta:document-statistic meta:table-count="2" meta:image-count="2" meta:object-count="0" meta:page-count="10" meta:paragraph-count="145" meta:word-count="3279" meta:character-count="20976"/>
    <meta:user-defined meta:name="Info"/>
    <meta:user-defined meta:name="Info 3"/>
    <meta:user-defined meta:name="Info 4"/>
    <meta:user-defined meta:name="RFP Title">RFP-173 JAX-RS Services</meta:user-defined>
  </office:meta>
</office:document-meta>
</file>